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P6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7" style:family="paragraph" style:parent-style-name="Header">
      <style:paragraph-properties fo:text-align="center" style:justify-single-word="false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fo:language="es" fo:country="ES"/>
    </style:style>
    <style:style style:name="P11" style:family="paragraph" style:parent-style-name="Text_20_body">
      <style:paragraph-properties fo:text-align="start" style:justify-single-word="false"/>
      <style:text-properties fo:language="es" fo:country="MX"/>
    </style:style>
    <style:style style:name="P12" style:family="paragraph" style:parent-style-name="Text_20_body">
      <style:paragraph-properties fo:margin-left="0cm" fo:margin-right="0cm" fo:text-align="justify" style:justify-single-word="false" fo:text-indent="-0.123cm" style:auto-text-indent="false"/>
      <style:text-properties fo:language="es" fo:country="ES"/>
    </style:style>
    <style:style style:name="P13" style:family="paragraph" style:parent-style-name="Text_20_body">
      <style:paragraph-properties fo:margin-left="0cm" fo:margin-right="0cm" fo:text-indent="0.50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15" style:family="paragraph" style:parent-style-name="Sangría_20_2_20_de_20_t._20_independiente">
      <style:paragraph-properties fo:margin-left="0.009cm" fo:margin-right="0cm" fo:text-indent="0cm" style:auto-text-indent="false"/>
      <style:text-properties fo:language="es" fo:country="ES"/>
    </style:style>
    <style:style style:name="P16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7" style:family="paragraph" style:parent-style-name="Sangría_20_2_20_de_20_t._20_independiente">
      <style:paragraph-properties fo:margin-left="0.009cm" fo:margin-right="0cm" fo:orphans="2" fo:widows="2" fo:hyphenation-ladder-count="no-limit" fo:text-indent="0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P18" style:family="paragraph" style:parent-style-name="Sangría_20_2_20_de_20_t._20_independiente">
      <style:paragraph-properties fo:margin-left="0.009cm" fo:margin-right="0cm" fo:text-indent="0.501cm" style:auto-text-indent="false"/>
      <style:text-properties fo:language="es" fo:country="MX"/>
    </style:style>
    <style:style style:name="P19" style:family="paragraph" style:parent-style-name="Sangría_20_2_20_de_20_t._20_independiente">
      <style:paragraph-properties fo:margin-left="0.009cm" fo:margin-right="0cm" fo:text-indent="0.501cm" style:auto-text-indent="false"/>
      <style:text-properties fo:language="es" fo:country="ES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left="0cm" fo:margin-right="0cm" fo:text-indent="0.6cm" style:auto-text-indent="false"/>
    </style:style>
    <style:style style:name="P22" style:family="paragraph" style:parent-style-name="Standard">
      <style:paragraph-properties fo:margin-left="0cm" fo:margin-right="0cm" fo:text-align="justify" style:justify-single-word="false" fo:text-indent="0.6cm" style:auto-text-indent="false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Text_20_body_20_indent">
      <style:paragraph-properties fo:margin-left="2.328cm" fo:margin-right="0cm" fo:text-indent="-2.328cm" style:auto-text-indent="false">
        <style:tab-stops/>
      </style:paragraph-properties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style:font-name="Times New Roman1" fo:font-size="8pt" fo:font-weight="bold" style:font-size-asian="8pt" style:font-weight-asian="bold" style:font-size-complex="8pt"/>
    </style:style>
    <style:style style:name="T3" style:family="text">
      <style:text-properties fo:font-size="5pt" fo:font-weight="bold" style:font-size-asian="5pt" style:font-weight-asian="bold" style:font-size-complex="5pt" style:font-weight-complex="bold"/>
    </style:style>
    <style:style style:name="T4" style:family="text"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ECLARACIÓN N° 1779-CM-14</text:p>
      <text:p text:style-name="P20"/>
      <text:p text:style-name="P20"/>
      <text:p text:style-name="Sangría_20_2_20_de_20_t._20_independiente">DESCRIPCIÓN SINTÉTICA: DECLARAR DE INTERÉS MUNICIPAL EL CAMPEONATO PATAGÓNICO DE ENDURO.</text:p>
      <text:p text:style-name="Standard"/>
      <text:p text:style-name="P20"/>
      <text:p text:style-name="P20">ANTECEDENTES</text:p>
      <text:p text:style-name="P21"/>
      <text:p text:style-name="P22">Carta Orgánica Municipal.</text:p>
      <text:p text:style-name="P22"/>
      <text:p text:style-name="P22">Ordenanza 2071-CM-10.</text:p>
      <text:p text:style-name="P22"/>
      <text:p text:style-name="P22">Nota solicitud declaración de interés.</text:p>
      <text:p text:style-name="P22"/>
      <text:p text:style-name="P22">Acta de Asamblea Extraordinaria de la Asociación Civil de Enduro y Motocross Bariloche.</text:p>
      <text:p text:style-name="P22"/>
      <text:p text:style-name="P22">Nota 703 del Ministerio de Gobierno de la Provincia de Río Negro.</text:p>
      <text:p text:style-name="P22"/>
      <text:p text:style-name="P22">Resolución 296 de la personería jurídica de la Asociación Civil de Enduro y Motocross.</text:p>
      <text:p text:style-name="P22"/>
      <text:p text:style-name="P22">Constitución Asociación Civil Pilotos de Enduro y Motocross Bariloche.</text:p>
      <text:p text:style-name="P21"/>
      <text:p text:style-name="P20">FUNDAMENTOS</text:p>
      <text:p text:style-name="P14"/>
      <text:p text:style-name="P22">Este año se realizará la tercera fecha del Campeonato Patagónico de Enduro, organizada por la Asociación Civil Pilotos de Enduro y Motocross Bariloche y fiscalizada por la Asociación Pilotos de Enduro (APE), a desarrollarse en el Circuito La Cascada en cercanías del Cerro Catedral de la ciudad de San Carlos de Bariloche, entre los días 3 y 4 de mayo de 2014, participando de la misma pilotos de las localidades de la Zona Andina, del Alto Valle de Río Negro y Neuquén, y de otras provincias como Mendoza, Chubut, Santa Cruz y Tierra del Fuego. </text:p>
      <text:p text:style-name="P22"/>
      <text:p text:style-name="P22">La misma se divide en ocho categorías (Seniors, Master Seniors, Master A, Master intermedio, Junior, Master B, Master Promo y Promocionales). Los pilotos tendrán que dar una vuelta de reconocimiento el día sábado 3, y 2 y 3 vueltas de competencia, según la categoría a la que pertenezcan para el día domingo 4. Se realizará en un circuito de aproximadamente entre 20 y 25 kilómetros, comenzando la competición a las 10 horas y finalizando aproximadamente a las 17 horas con la entrega de premios. </text:p>
      <text:p text:style-name="P22"/>
      <text:p text:style-name="P22">Coincidiendo un año más con la semana del aniversario de nuestra ciudad, esta carrera contribuye a fomentar el turismo en una fecha que es baja temporada, y promocionar la ciudad, a través de los distintos medios de difusión gráficos <text:s/>y televisivos nacionales que cubren el evento, resaltando especialmente la cobertura del programa Cross World de América Sport, demás medios locales y provinciales que hacen eco del mismo.</text:p>
      <text:p text:style-name="P20"/>
      <text:p text:style-name="Text_20_body_20_indent"/>
      <text:p text:style-name="Text_20_body_20_indent"><text:soft-page-break/></text:p>
      <text:p text:style-name="P24">AUTORES: <text:s/>Concejales Ramón Chiocconi, Alejo Ramos Mejía (PJ); Arq. Carlos Valeri (FG); Leandro Lescano (AFSP); Prof. Elena Welleschik (UCR) y Mauro Gonzalez (PvyC).</text:p>
      <text:p text:style-name="P20"/>
      <text:p text:style-name="P20"/>
      <text:p text:style-name="P20"/>
      <text:p text:style-name="Text_20_body">El proyecto original Nº <text:s/>554/14 fue aprobado en la sesión del día 29 de abril de 2014, según consta en el Acta Nº 1017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8">DECLARACIÓN</text:p>
      <text:p text:style-name="P8"/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Art. <text:s/>1°) </text:p>
          </table:table-cell>
          <table:table-cell table:style-name="Tabla1.A1" office:value-type="string">
            <text:p text:style-name="P17">Se declara de interés municipal el Campeonato Patagónico de Enduro organizado por la Asociación Civil Pilotos de Enduro y Motocross Bariloche, a realizarse los días 3 y 4 de mayo de 2014 en la ciudad de San Carlos de Bariloche.</text:p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1">Art. <text:s/>2°)</text:p>
          </table:table-cell>
          <table:table-cell table:style-name="Tabla1.A1" office:value-type="string">
            <text:p text:style-name="P15">La presente declaración no implica la obligatoriedad de efectuar erogaciones por parte de la Administración Municipal. </text:p>
            <text:p text:style-name="P19"/>
          </table:table-cell>
        </table:table-row>
        <table:table-row table:style-name="Tabla1.1">
          <table:table-cell table:style-name="Tabla1.A1" office:value-type="string">
            <text:p text:style-name="P11">Art. <text:s/>3°) </text:p>
          </table:table-cell>
          <table:table-cell table:style-name="Tabla1.A1" office:value-type="string">
            <text:p text:style-name="P16"><text:span text:style-name="T4">Comuníquese. Dése a publicidad. Tómese razón. Cumplido, archí</text:span>vese.</text:p>
            <text:p text:style-name="P12"/>
          </table:table-cell>
        </table:table-row>
      </table:table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style:font-name-complex="Trebuchet MS"/>
    </style:style>
    <style:style style:name="M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5pt" style:font-size-asian="5pt" style:font-name-complex="Trebuchet MS" style:font-size-complex="5pt"/>
    </style:style>
    <style:style style:name="MP6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language="es" fo:country="MX" style:font-size-asian="8pt" style:font-name-complex="Trebuchet MS" style:font-size-complex="8pt"/>
    </style:style>
    <style:style style:name="MP7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style:font-name="Times New Roman1" fo:font-size="8pt" fo:font-weight="bold" style:font-size-asian="8pt" style:font-weight-asian="bold" style:font-size-complex="8pt"/>
    </style:style>
    <style:style style:name="MT3" style:family="text">
      <style:text-properties fo:font-size="5pt" fo:font-weight="bold" style:font-size-asian="5pt" style:font-weight-asian="bold" style:font-size-complex="5pt" style:font-weight-complex="bold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5.001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style:page-layout style:name="Mpm2">
      <style:page-layout-properties fo:page-width="21.59cm" fo:page-height="35.56cm" style:num-format="1" style:print-orientation="portrait" fo:margin-top="2.501cm" fo:margin-bottom="5.001cm" fo:margin-left="3cm" fo:margin-right="3cm" style:writing-mode="lr-tb" style:layout-grid-color="#c0c0c0" style:layout-grid-lines="77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char" svg:x="0.298cm" svg:y="0.012cm" svg:width="6.077cm" svg:height="2.288cm" draw:z-index="1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/text:p>
        <text:p text:style-name="MP2"/>
        <text:p text:style-name="MP3"/>
        <text:p text:style-name="MP4"><text:span text:style-name="MT1"><text:line-break/><text:line-break/><text:line-break/> <text:s text:c="71"/></text:span><text:span text:style-name="MT2">“2014, año de Homenaje al Almirante Guillermo Brown, en el <text:tab/><text:tab/><text:tab/><text:tab/><text:tab/> <text:s text:c="2"/>Bicentenario del combate naval de Montevideo”</text:span></text:p>
        <text:p text:style-name="MP4"><text:span text:style-name="MT1"><text:s text:c="96"/></text:span><text:span text:style-name="MT3">(Ordenanza 2509-CM-2014)</text:span></text:p>
        <text:p text:style-name="MP5"/>
        <text:p text:style-name="MP6"/>
        <text:p text:style-name="MP7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13-09-05T12:40:00</meta:creation-date>
    <dc:creator>Nora </dc:creator>
    <dc:date>2014-05-06T13:32:40</dc:date>
    <meta:print-date>2014-05-06T13:31:41</meta:print-date>
    <meta:editing-cycles>6</meta:editing-cycles>
    <meta:editing-duration>P23DT22H11M8S</meta:editing-duration>
    <meta:generator>LibreOffice/3.5$Linux_x86 LibreOffice_project/350m1$Build-2</meta:generator>
    <meta:printed-by>Nora </meta:printed-by>
    <meta:document-statistic meta:table-count="1" meta:image-count="1" meta:object-count="0" meta:page-count="2" meta:paragraph-count="27" meta:word-count="486" meta:character-count="3211" meta:non-whitespace-character-count="2561"/>
    <meta:user-defined meta:name="Información 1"/>
    <meta:user-defined meta:name="Información 2"/>
    <meta:user-defined meta:name="Información 3"/>
    <meta:user-defined meta:name="Información 4"/>
  </office:meta>
</office:document-meta>
</file>